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officeooo:rsid="00156f82" officeooo:paragraph-rsid="008bdd4a"/>
    </style:style>
    <style:style style:name="P2" style:family="paragraph" style:parent-style-name="Heading_20_1">
      <style:paragraph-properties fo:text-align="center" style:justify-single-word="false"/>
    </style:style>
    <style:style style:name="P3" style:family="paragraph" style:parent-style-name="Text_20_body">
      <style:paragraph-properties fo:text-align="justify" style:justify-single-word="false" fo:break-before="page"/>
      <style:text-properties officeooo:rsid="000eea3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5.998cm" style:type="right" style:leader-style="dotted" style:leader-text="."/>
        </style:tab-stops>
      </style:paragraph-properties>
    </style:style>
    <style:style style:name="P7" style:family="paragraph" style:parent-style-name="Heading_20_1" style:list-style-name="">
      <style:paragraph-properties fo:text-align="justify" style:justify-single-word="false"/>
      <style:text-properties officeooo:paragraph-rsid="005e1b3a"/>
    </style:style>
    <style:style style:name="P8" style:family="paragraph" style:parent-style-name="Text_20_body">
      <style:paragraph-properties fo:text-align="justify" style:justify-single-word="false" fo:break-before="page"/>
    </style:style>
    <style:style style:name="P9" style:family="paragraph" style:parent-style-name="Heading_20_2">
      <style:paragraph-properties fo:margin-top="0cm" fo:margin-bottom="0.247cm" style:contextual-spacing="false" fo:line-height="115%" fo:text-align="justify" style:justify-single-word="false"/>
      <style:text-properties officeooo:rsid="000eea3e"/>
    </style:style>
    <style:style style:name="P10" style:family="paragraph" style:parent-style-name="Text_20_body">
      <style:paragraph-properties fo:text-align="justify" style:justify-single-word="false"/>
      <style:text-properties officeooo:rsid="000eea3e"/>
    </style:style>
    <style:style style:name="P11" style:family="paragraph" style:parent-style-name="Heading_20_2">
      <style:paragraph-properties fo:margin-top="0cm" fo:margin-bottom="0.247cm" style:contextual-spacing="false" fo:line-height="115%" fo:text-align="justify" style:justify-single-word="false" fo:break-before="page"/>
      <style:text-properties officeooo:rsid="000eea3e"/>
    </style:style>
    <style:style style:name="P12" style:family="paragraph" style:parent-style-name="Heading_20_3">
      <style:paragraph-properties fo:margin-top="0cm" fo:margin-bottom="0.247cm" style:contextual-spacing="false" fo:line-height="115%" fo:text-align="justify" style:justify-single-word="false"/>
      <style:text-properties officeooo:rsid="000eea3e"/>
    </style:style>
    <style:style style:name="P13" style:family="paragraph" style:parent-style-name="Text_20_body" style:list-style-name="L1">
      <style:paragraph-properties fo:text-align="justify" style:justify-single-word="false"/>
      <style:text-properties officeooo:rsid="000eea3e"/>
    </style:style>
    <style:style style:name="P14" style:family="paragraph" style:parent-style-name="Text_20_body" style:list-style-name="L2">
      <style:paragraph-properties fo:text-align="justify" style:justify-single-word="false"/>
      <style:text-properties officeooo:rsid="000eea3e"/>
    </style:style>
    <style:style style:name="P15" style:family="paragraph" style:parent-style-name="Text_20_body" style:list-style-name="L3">
      <style:paragraph-properties fo:text-align="justify" style:justify-single-word="false"/>
      <style:text-properties officeooo:rsid="000eea3e"/>
    </style:style>
    <style:style style:name="P16" style:family="paragraph" style:parent-style-name="Text_20_body" style:list-style-name="L4">
      <style:paragraph-properties fo:text-align="justify" style:justify-single-word="false"/>
      <style:text-properties officeooo:rsid="000eea3e"/>
    </style:style>
    <style:style style:name="P17" style:family="paragraph" style:parent-style-name="Heading_20_3">
      <style:paragraph-properties fo:margin-top="0cm" fo:margin-bottom="0.247cm" style:contextual-spacing="false" fo:line-height="115%" fo:text-align="justify" style:justify-single-word="false" fo:break-before="page"/>
      <style:text-properties officeooo:rsid="000eea3e"/>
    </style:style>
    <style:style style:name="P18" style:family="paragraph" style:parent-style-name="Text_20_body" style:list-style-name="L5">
      <style:paragraph-properties fo:text-align="justify" style:justify-single-word="false"/>
      <style:text-properties officeooo:rsid="000eea3e"/>
    </style:style>
    <style:style style:name="P19" style:family="paragraph" style:parent-style-name="Text_20_body" style:list-style-name="L6">
      <style:paragraph-properties fo:text-align="justify" style:justify-single-word="false"/>
      <style:text-properties officeooo:rsid="000eea3e"/>
    </style:style>
    <style:style style:name="P20" style:family="paragraph" style:parent-style-name="Text_20_body" style:list-style-name="L7">
      <style:paragraph-properties fo:text-align="justify" style:justify-single-word="false"/>
      <style:text-properties officeooo:rsid="000eea3e"/>
    </style:style>
    <style:style style:name="P21" style:family="paragraph" style:parent-style-name="Text_20_body" style:list-style-name="L8">
      <style:paragraph-properties fo:text-align="justify" style:justify-single-word="false"/>
      <style:text-properties officeooo:rsid="000eea3e"/>
    </style:style>
    <style:style style:name="P22" style:family="paragraph" style:parent-style-name="Text_20_body" style:list-style-name="L9">
      <style:paragraph-properties fo:text-align="justify" style:justify-single-word="false"/>
      <style:text-properties officeooo:rsid="000eea3e"/>
    </style:style>
    <style:style style:name="P23" style:family="paragraph" style:parent-style-name="Text_20_body" style:list-style-name="L10">
      <style:paragraph-properties fo:text-align="justify" style:justify-single-word="false"/>
      <style:text-properties officeooo:rsid="000eea3e"/>
    </style:style>
    <style:style style:name="P24" style:family="paragraph" style:parent-style-name="Text_20_body" style:list-style-name="L11">
      <style:paragraph-properties fo:text-align="justify" style:justify-single-word="false"/>
      <style:text-properties officeooo:rsid="000eea3e"/>
    </style:style>
    <style:style style:name="P25" style:family="paragraph" style:parent-style-name="Text_20_body" style:list-style-name="L12">
      <style:paragraph-properties fo:text-align="justify" style:justify-single-word="false"/>
      <style:text-properties officeooo:rsid="000eea3e"/>
    </style:style>
    <style:style style:name="P26" style:family="paragraph" style:parent-style-name="Text_20_body">
      <style:paragraph-properties fo:text-align="justify" style:justify-single-word="false"/>
      <style:text-properties officeooo:rsid="000eea3e" officeooo:paragraph-rsid="001a5d17"/>
    </style:style>
    <style:style style:name="T1" style:family="text">
      <style:text-properties officeooo:rsid="00156f82"/>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https://ikasgela.tolosaldealh.eus/moodle/mod/assign/view.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P1" text:outline-level="1"><text:bookmark-start text:name="__RefHeading___Toc83_563489156"/><text:span text:style-name="T1">ERRONKA HONI BURUZKO TALDEKO PROPOSAMENA</text:span><text:bookmark-end text:name="__RefHeading___Toc83_563489156"/></text:h>
      <text:h text:style-name="P2" text:outline-level="1"><text:bookmark text:name="__RefHeading___Toc85_563489156"/></text:h>
      <text:p text:style-name="P3"/>
      <text:table-of-content text:style-name="Sect1" text:protected="true" text:name="Sumario1">
        <text:table-of-content-source text:outline-level="10">
          <text:index-title-template text:style-name="Contents_20_Heading">Aurkibide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Aurkibidea</text:p>
          </text:index-title>
          <text:p text:style-name="P4"><text:a xlink:type="simple" xlink:href="#__RefHeading___Toc83_563489156" office:name="ERRONKA HONI BURUZKO TALDEKO PROPOSAMENA" text:style-name="Index_20_Link" text:visited-style-name="Index_20_Link">ERRONKA HONI BURUZKO TALDEKO PROPOSAMENA<text:tab/>1</text:a></text:p>
          <text:p text:style-name="P5"><text:a xlink:type="simple" xlink:href="#__RefHeading___Toc89_563489156" office:name="1. Enpresaren testuingurua" text:style-name="Index_20_Link" text:visited-style-name="Index_20_Link">1. Enpresaren testuingurua<text:tab/>3</text:a></text:p>
          <text:p text:style-name="P5"><text:a xlink:type="simple" xlink:href="#__RefHeading___Toc91_563489156" office:name="2. Bezeroaren behar nagusiak" text:style-name="Index_20_Link" text:visited-style-name="Index_20_Link">2. Bezeroaren behar nagusiak<text:tab/>4</text:a></text:p>
          <text:p text:style-name="P6"><text:a xlink:type="simple" xlink:href="#__RefHeading___Toc93_563489156" office:name="Egoitza nagusia" text:style-name="Index_20_Link" text:visited-style-name="Index_20_Link">Egoitza nagusia<text:tab/>4</text:a></text:p>
          <text:p text:style-name="P6"><text:a xlink:type="simple" xlink:href="#__RefHeading___Toc95_563489156" office:name="Ordezkaritzak (Espainia mailan)" text:style-name="Index_20_Link" text:visited-style-name="Index_20_Link">Ordezkaritzak (Espainia mailan)<text:tab/>4</text:a></text:p>
          <text:p text:style-name="P6"><text:a xlink:type="simple" xlink:href="#__RefHeading___Toc97_563489156" office:name="Komertzialak" text:style-name="Index_20_Link" text:visited-style-name="Index_20_Link">Komertzialak<text:tab/>4</text:a></text:p>
          <text:p text:style-name="P6"><text:a xlink:type="simple" xlink:href="#__RefHeading___Toc99_563489156" office:name="1. Odoo ERP sistema (backend + kudeaketa orokorra)" text:style-name="Index_20_Link" text:visited-style-name="Index_20_Link">1. Odoo ERP sistema (backend + kudeaketa orokorra)<text:tab/>4</text:a></text:p>
          <text:p text:style-name="P6"><text:a xlink:type="simple" xlink:href="#__RefHeading___Toc101_563489156" office:name="2. Android Studio bidezko aplikazioa (komertzialentzat)" text:style-name="Index_20_Link" text:visited-style-name="Index_20_Link">2. Android Studio bidezko aplikazioa (komertzialentzat)<text:tab/>5</text:a></text:p>
          <text:p text:style-name="P6"><text:a xlink:type="simple" xlink:href="#__RefHeading___Toc103_563489156" office:name="3. .NET MAUI bidezko aplikazio multiplataforma (ordezkaritzentzat)" text:style-name="Index_20_Link" text:visited-style-name="Index_20_Link">3. .NET MAUI bidezko aplikazio multiplataforma (ordezkaritzentzat)<text:tab/>5</text:a></text:p>
          <text:p text:style-name="P5"><text:a xlink:type="simple" xlink:href="#__RefHeading___Toc105_563489156" office:name="4. Programazio lengoaia eta teknologiak" text:style-name="Index_20_Link" text:visited-style-name="Index_20_Link">4. Programazio lengoaia eta teknologiak<text:tab/>5</text:a></text:p>
          <text:p text:style-name="P5"><text:a xlink:type="simple" xlink:href="#__RefHeading___Toc107_563489156" office:name="5. Garapen inguruneak" text:style-name="Index_20_Link" text:visited-style-name="Index_20_Link">5. Garapen inguruneak<text:tab/>6</text:a></text:p>
          <text:p text:style-name="P5"><text:a xlink:type="simple" xlink:href="#__RefHeading___Toc109_563489156" office:name="6. Sistema informatikoak" text:style-name="Index_20_Link" text:visited-style-name="Index_20_Link">6. Sistema informatikoak<text:tab/>6</text:a></text:p>
          <text:p text:style-name="P6"><text:a xlink:type="simple" xlink:href="#__RefHeading___Toc111_563489156" office:name="Zerbitzuak" text:style-name="Index_20_Link" text:visited-style-name="Index_20_Link">Zerbitzuak<text:tab/>6</text:a></text:p>
          <text:p text:style-name="P6"><text:a xlink:type="simple" xlink:href="#__RefHeading___Toc113_563489156" office:name="Zerbitzari eta lan-estazioak" text:style-name="Index_20_Link" text:visited-style-name="Index_20_Link">Zerbitzari eta lan-estazioak<text:tab/>6</text:a></text:p>
          <text:p text:style-name="P5"><text:a xlink:type="simple" xlink:href="#__RefHeading___Toc115_563489156" office:name="7. Proposamenaren justifikazioa" text:style-name="Index_20_Link" text:visited-style-name="Index_20_Link">7. Proposamenaren justifikazioa<text:tab/>7</text:a></text:p>
        </text:index-body>
      </text:table-of-content>
      <text:h text:style-name="P7" text:outline-level="1"><text:span text:style-name="Strong_20_Emphasis"/></text:h>
      <text:p text:style-name="P8"><text:span text:style-name="Strong_20_Emphasis"/></text:p>
      <text:h text:style-name="P9" text:outline-level="2"><text:bookmark-start text:name="__RefHeading___Toc89_563489156"/><text:span text:style-name="Strong_20_Emphasis">1. Enpresaren testuingurua</text:span><text:bookmark-end text:name="__RefHeading___Toc89_563489156"/></text:h>
      <text:p text:style-name="P10"><text:span text:style-name="Strong_20_Emphasis">PhantomX</text:span> enpresa Erresuma Batuan sortu zen 1994an, Richard Stewart eta beste hiru bazkidek euren dendan jasotzen zituzten eskaeren gorakadari erantzuteko. Hasieran 8 langile besterik ez zituzten, administrazio, banaketa eta kudeaketa lanetan.</text:p>
      <text:p text:style-name="P10">2003an egoitza handiago batera lekualdatu ziren, hazkundeak eskatzen zuen espazio eta antolaketa berrira egokitzeko. Gaur egun PhantomX-ek <text:span text:style-name="Strong_20_Emphasis">210 langile</text:span> ditu, eta nazioarteko merkatuan zabaltzea du helburu estrategiko nagusi.</text:p>
      <text:p text:style-name="P10">Orain, PhantomX-ek <text:span text:style-name="Strong_20_Emphasis">Europan sartzea</text:span> erabaki du, eta Espainia izango da lehen pausoa. Produktuak online bidez eta partner edo saltoki sare baten bidez merkaturatu nahi dituzte. Horretarako, Bartzelonan egoitza zentral berria irekiko dute, eta Espainia mailan beste ordezkaritza batzuk ere sortuko dituzte, etorkizunean Europa osoan hedatzeko.</text:p>
      <text:p text:style-name="P10">Gure taldearen profesionaltasuna ikusita, PhantomX-ek <text:span text:style-name="Strong_20_Emphasis">Espainiarako plataforma anitzeko sistema informatiko osoa garatzeko eta ezartzeko</text:span> kontratatu gaitu.</text:p>
      <text:h text:style-name="P11" text:outline-level="2"><text:span text:style-name="Strong_20_Emphasis"/></text:h>
      <text:h text:style-name="P9" text:outline-level="2"><text:bookmark-start text:name="__RefHeading___Toc91_563489156"/><text:span text:style-name="Strong_20_Emphasis">2. Bezeroaren behar nagusiak</text:span><text:bookmark-end text:name="__RefHeading___Toc91_563489156"/></text:h>
      <text:h text:style-name="P12" text:outline-level="3"><text:bookmark-start text:name="__RefHeading___Toc93_563489156"/><text:span text:style-name="Strong_20_Emphasis">Egoitza nagusia</text:span><text:bookmark-end text:name="__RefHeading___Toc93_563489156"/></text:h>
      <text:list text:style-name="L1">
        <text:list-item>
          <text:p text:style-name="P13">Giza baliabideen kudeaketa: kontratazioak, nominak, langileen datuak.</text:p>
        </text:list-item>
        <text:list-item>
          <text:p text:style-name="P13">Online salmenten plataforma:</text:p>
          <text:list>
            <text:list-item>
              <text:p text:style-name="P13">Produktu-katalogoa</text:p>
            </text:list-item>
            <text:list-item>
              <text:p text:style-name="P13">Bezero partikularrak</text:p>
            </text:list-item>
            <text:list-item>
              <text:p text:style-name="P13">Online eskaerak</text:p>
            </text:list-item>
            <text:list-item>
              <text:p text:style-name="P13">Ordezkaritzaren kudeaketa</text:p>
            </text:list-item>
          </text:list>
        </text:list-item>
        <text:list-item>
          <text:p text:style-name="P13">Datu zentralizatuen analisia eta erabakiak hartzeko dashboard-ak.</text:p>
        </text:list-item>
      </text:list>
      <text:h text:style-name="P12" text:outline-level="3"><text:bookmark-start text:name="__RefHeading___Toc95_563489156"/><text:span text:style-name="Strong_20_Emphasis">Ordezkaritzak (Espainia mailan)</text:span><text:bookmark-end text:name="__RefHeading___Toc95_563489156"/></text:h>
      <text:list text:style-name="L2">
        <text:list-item>
          <text:p text:style-name="P14">Eskaeren kudeaketa (komertzialen, partner-en edo saltokien bidez).</text:p>
        </text:list-item>
        <text:list-item>
          <text:p text:style-name="P14">Biltegiaren kudeaketa eta stock kontrola.</text:p>
        </text:list-item>
        <text:list-item>
          <text:p text:style-name="P14">Garraio-enpresen kontratazioa eta bidalketen antolaketa.</text:p>
        </text:list-item>
      </text:list>
      <text:h text:style-name="P12" text:outline-level="3"><text:bookmark-start text:name="__RefHeading___Toc97_563489156"/><text:span text:style-name="Strong_20_Emphasis">Komertzialak</text:span><text:bookmark-end text:name="__RefHeading___Toc97_563489156"/></text:h>
      <text:list text:style-name="L3">
        <text:list-item>
          <text:p text:style-name="P15">Saltoki eta partner berrien kudeaketa.</text:p>
        </text:list-item>
        <text:list-item>
          <text:p text:style-name="P15">Bezeroen beharren azterketa.</text:p>
        </text:list-item>
        <text:list-item>
          <text:p text:style-name="P15">Eskaeren sorrera eta zuzenean ordezkaritzara bidaltzea.</text:p>
        </text:list-item>
      </text:list>
      <text:p text:style-name="P10">Arduradun bakoitzak bere behar zehatzak emango ditu, eta horien arabera soluzioa fintzen joango da.</text:p>
      <text:p text:style-name="P10"><text:span text:style-name="Strong_20_Emphasis"/></text:p>
      <text:h text:style-name="P12" text:outline-level="3"><text:bookmark-start text:name="__RefHeading___Toc99_563489156"/><text:span text:style-name="Strong_20_Emphasis">1. Odoo ERP sistema (backend + kudeaketa orokorra)</text:span><text:bookmark-end text:name="__RefHeading___Toc99_563489156"/></text:h>
      <text:list text:style-name="L4">
        <text:list-item>
          <text:p text:style-name="P16">HR modulua (langileak, kontratuak, nominak).</text:p>
        </text:list-item>
        <text:list-item>
          <text:p text:style-name="P16">Salmenta eta eskaeren fluxua.</text:p>
        </text:list-item>
        <text:list-item>
          <text:p text:style-name="P16">Produktuen eta stockaren kontrola.</text:p>
        </text:list-item>
        <text:list-item>
          <text:p text:style-name="P16">Ordezkaritza guztien datuen sinkronizazioa.</text:p>
        </text:list-item>
      </text:list>
      <text:h text:style-name="P12" text:outline-level="3"><text:span text:style-name="Strong_20_Emphasis"/></text:h>
      <text:h text:style-name="P12" text:outline-level="3"><text:span text:style-name="Strong_20_Emphasis"/></text:h>
      <text:h text:style-name="P17" text:outline-level="3"><text:span text:style-name="Strong_20_Emphasis"/></text:h>
      <text:h text:style-name="P12" text:outline-level="3"><text:bookmark-start text:name="__RefHeading___Toc101_563489156"/><text:span text:style-name="Strong_20_Emphasis">2. Android Studio bidezko aplikazioa (komertzialentzat)</text:span><text:bookmark-end text:name="__RefHeading___Toc101_563489156"/></text:h>
      <text:p text:style-name="P10">Komertzialek erabiliko duten aplikazio mugikor natiboa:</text:p>
      <text:list text:style-name="L5">
        <text:list-item>
          <text:p text:style-name="P18">Partner eta saltokien kudeaketa.</text:p>
        </text:list-item>
        <text:list-item>
          <text:p text:style-name="P18">Bezeroen beharren bilketa.</text:p>
        </text:list-item>
        <text:list-item>
          <text:p text:style-name="P18">Eskaerak sortu eta bidaltzea.</text:p>
        </text:list-item>
        <text:list-item>
          <text:p text:style-name="P18">Odoo-rekin sinkronizazio automatikoa.</text:p>
        </text:list-item>
      </text:list>
      <text:h text:style-name="P12" text:outline-level="3"><text:span text:style-name="Strong_20_Emphasis"/></text:h>
      <text:h text:style-name="P12" text:outline-level="3"><text:bookmark-start text:name="__RefHeading___Toc103_563489156"/><text:span text:style-name="Strong_20_Emphasis">3. .NET MAUI bidezko aplikazio multiplataforma (ordezkaritzentzat)</text:span><text:bookmark-end text:name="__RefHeading___Toc103_563489156"/></text:h>
      <text:p text:style-name="P10">Ordezkaritzetarako diseinatua:</text:p>
      <text:list text:style-name="L6">
        <text:list-item>
          <text:p text:style-name="P19">Biltegiaren kudeaketa eta stock mugimenduak.</text:p>
        </text:list-item>
        <text:list-item>
          <text:p text:style-name="P19">Eskaeren egoera eta kontrola.</text:p>
        </text:list-item>
        <text:list-item>
          <text:p text:style-name="P19">Bidalketen antolaketa eta garraiolariak kudeatzea.</text:p>
        </text:list-item>
        <text:list-item>
          <text:p text:style-name="P19">Windows eta Android bertsioetan erabilgarri.</text:p>
        </text:list-item>
      </text:list>
      <text:h text:style-name="P9" text:outline-level="2"><text:span text:style-name="Strong_20_Emphasis"/></text:h>
      <text:h text:style-name="P9" text:outline-level="2"><text:bookmark-start text:name="__RefHeading___Toc105_563489156"/><text:span text:style-name="Strong_20_Emphasis">4. Programazio lengoaia eta teknologiak</text:span><text:bookmark-end text:name="__RefHeading___Toc105_563489156"/></text:h>
      <text:list text:style-name="L7">
        <text:list-item>
          <text:p text:style-name="P20"><text:span text:style-name="Strong_20_Emphasis">Python</text:span> → Odoo backend moduluak.</text:p>
        </text:list-item>
        <text:list-item>
          <text:p text:style-name="P20"><text:span text:style-name="Strong_20_Emphasis">XML</text:span> → Odoo interfazeak eta ikus-atalak.</text:p>
        </text:list-item>
        <text:list-item>
          <text:p text:style-name="P20"><text:span text:style-name="Strong_20_Emphasis">PostgreSQL</text:span> → Datu-base nagusia.</text:p>
        </text:list-item>
        <text:list-item>
          <text:p text:style-name="P20"><text:span text:style-name="Strong_20_Emphasis">Java (Android Studio)</text:span> → Komertzialentzako aplikazio natiboa.</text:p>
        </text:list-item>
        <text:list-item>
          <text:p text:style-name="P20"><text:span text:style-name="Strong_20_Emphasis">C# (.NET MAUI)</text:span> → Ordezkaritzetarako aplikazio multiplataforma.</text:p>
        </text:list-item>
      </text:list>
      <text:p text:style-name="P10"><text:span text:style-name="Strong_20_Emphasis">Beste teknologiak:</text:span></text:p>
      <text:list text:style-name="L8">
        <text:list-item>
          <text:p text:style-name="P21"><text:span text:style-name="Strong_20_Emphasis">Docker</text:span> → Odoo eta PostgreSQL edukiontzietan.</text:p>
        </text:list-item>
        <text:list-item>
          <text:p text:style-name="P21"><text:span text:style-name="Strong_20_Emphasis">Git + GitHub/GitLab</text:span> → Bertsio-kontrola eta talde-lana.</text:p>
        </text:list-item>
      </text:list>
      <text:h text:style-name="P9" text:outline-level="2"><text:span text:style-name="Strong_20_Emphasis"/></text:h>
      <text:h text:style-name="P9" text:outline-level="2"><text:span text:style-name="Strong_20_Emphasis"/></text:h>
      <text:h text:style-name="P11" text:outline-level="2"><text:span text:style-name="Strong_20_Emphasis"/></text:h>
      <text:h text:style-name="P9" text:outline-level="2"><text:bookmark-start text:name="__RefHeading___Toc107_563489156"/><text:span text:style-name="Strong_20_Emphasis">5. Garapen inguruneak</text:span><text:bookmark-end text:name="__RefHeading___Toc107_563489156"/></text:h>
      <text:list text:style-name="L9">
        <text:list-item>
          <text:p text:style-name="P22"><text:span text:style-name="Strong_20_Emphasis">Odoo 17</text:span></text:p>
        </text:list-item>
        <text:list-item>
          <text:p text:style-name="P22"><text:span text:style-name="Strong_20_Emphasis">Visual Studio 2022</text:span> (.NET MAUI)</text:p>
        </text:list-item>
        <text:list-item>
          <text:p text:style-name="P22"><text:span text:style-name="Strong_20_Emphasis">Android Studio</text:span></text:p>
        </text:list-item>
        <text:list-item>
          <text:p text:style-name="P22"><text:span text:style-name="Strong_20_Emphasis">Docker + Docker Compose</text:span></text:p>
        </text:list-item>
        <text:list-item>
          <text:p text:style-name="P22"><text:span text:style-name="Strong_20_Emphasis">GitHub</text:span></text:p>
        </text:list-item>
      </text:list>
      <text:h text:style-name="P9" text:outline-level="2"><text:span text:style-name="Strong_20_Emphasis"/></text:h>
      <text:h text:style-name="P9" text:outline-level="2"><text:bookmark-start text:name="__RefHeading___Toc109_563489156"/><text:span text:style-name="Strong_20_Emphasis">6. Sistema informatikoak</text:span><text:bookmark-end text:name="__RefHeading___Toc109_563489156"/></text:h>
      <text:h text:style-name="P12" text:outline-level="3"><text:bookmark-start text:name="__RefHeading___Toc111_563489156"/><text:span text:style-name="Strong_20_Emphasis">Zerbitzuak</text:span><text:bookmark-end text:name="__RefHeading___Toc111_563489156"/></text:h>
      <text:list text:style-name="L10">
        <text:list-item>
          <text:p text:style-name="P23">Odoo Zerbitzaria</text:p>
        </text:list-item>
        <text:list-item>
          <text:p text:style-name="P23">PostgreSQL datu-basea</text:p>
        </text:list-item>
        <text:list-item>
          <text:p text:style-name="P23">Docker edukiontziak orkestrazioarekin</text:p>
        </text:list-item>
      </text:list>
      <text:h text:style-name="P12" text:outline-level="3"><text:bookmark-start text:name="__RefHeading___Toc113_563489156"/><text:span text:style-name="Strong_20_Emphasis">Zerbitzari eta lan-estazioak</text:span><text:bookmark-end text:name="__RefHeading___Toc113_563489156"/></text:h>
      <text:list text:style-name="L11">
        <text:list-item>
          <text:p text:style-name="P24">Garapenerako: <text:span text:style-name="Strong_20_Emphasis">Windows 11</text:span></text:p>
        </text:list-item>
        <text:list-item>
          <text:p text:style-name="P24">Zerbitzariak: Docker ingurunean exekutatuko diren Odoo eta PostgreSQL zerbitzuak</text:p>
        </text:list-item>
      </text:list>
      <text:h text:style-name="P11" text:outline-level="2"><text:span text:style-name="Strong_20_Emphasis"/></text:h>
      <text:h text:style-name="P9" text:outline-level="2"><text:bookmark-start text:name="__RefHeading___Toc115_563489156"/><text:span text:style-name="Strong_20_Emphasis">7. Proposamenaren justifikazioa</text:span><text:bookmark-end text:name="__RefHeading___Toc115_563489156"/></text:h>
      <text:p text:style-name="P10">Arkitektura hau aukeratzeak aukera ematen du:</text:p>
      <text:list text:style-name="L12">
        <text:list-item>
          <text:p text:style-name="P25">PhantomX-en hazkunde europarrerako egokia den plataforma modularra sortzeko.</text:p>
        </text:list-item>
        <text:list-item>
          <text:p text:style-name="P25">Aplikazio bakoitza bere erabiltzaile mota zehatzera egokitzea (komertzialak vs ordezkaritzak).</text:p>
        </text:list-item>
        <text:list-item>
          <text:p text:style-name="P25">Datu zentralizatuak modu seguruan eta sinkronizatuan mantentzeko.</text:p>
        </text:list-item>
        <text:list-item>
          <text:p text:style-name="P25">Odoo + Docker bidez kostuen optimizazioa eta mantentze erraztasuna lortzeko.</text:p>
        </text:list-item>
        <text:list-item>
          <text:p text:style-name="P25">Komertzial, ordezkaritza eta egoitza nagusiaren artean lan-fluxu integratua sortzeko.</text:p>
        </text:list-item>
      </text:list>
      <text:p text:style-name="P10">Horrez gain, talde kooperatiboaren rol banaketak (bozeramaile, idazkari, koordinatzaile, motibatzaile) lana antolatu eta proiektuaren garapena erraztuko du.</text:p>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0c6988" officeooo:paragraph-rsid="000c698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Egileak: Achraf, Ander, Duart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5T08:28:38.807021000</meta:creation-date>
    <dc:date>2025-12-05T09:43:09.209875800</dc:date>
    <meta:editing-duration>PT51M54S</meta:editing-duration>
    <meta:editing-cycles>88</meta:editing-cycles>
    <meta:generator>LibreOffice/25.8.3.2$Windows_X86_64 LibreOffice_project/8ca8d55c161d602844f5428fa4b58097424e324e</meta:generator>
    <meta:document-statistic meta:table-count="0" meta:image-count="0" meta:object-count="0" meta:page-count="7" meta:paragraph-count="89" meta:word-count="572" meta:character-count="4370" meta:non-whitespace-character-count="3934"/>
  </office:meta>
</office:document-meta>
</file>